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Cousine1" svg:font-family="Cousine" style:font-family-generic="modern" style:font-pitch="fixed"/>
    <style:font-face style:name="Courier New" svg:font-family="'Courier New'" style:font-family-generic="roman" style:font-pitch="variable"/>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Cousine2" svg:font-family="Cousin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in" fo:margin-bottom="0.1665in" loext:contextual-spacing="false" fo:line-height="145%" fo:text-align="start" style:justify-single-word="false"/>
      <style:text-properties fo:font-variant="normal" fo:text-transform="none" fo:color="#292b2c" style:font-name="Cousine1" fo:font-size="12pt" fo:letter-spacing="normal" fo:font-style="normal" fo:font-weight="normal" officeooo:paragraph-rsid="00056836" style:font-size-asian="12pt" style:font-size-complex="12pt"/>
    </style:style>
    <style:style style:name="P2" style:family="paragraph" style:parent-style-name="Text_20_body">
      <style:paragraph-properties fo:margin-top="0in" fo:margin-bottom="0.1665in" loext:contextual-spacing="false" fo:line-height="145%" fo:text-align="start" style:justify-single-word="false"/>
      <style:text-properties fo:font-variant="normal" fo:text-transform="none" fo:color="#292b2c" style:font-name="Open Sans" fo:font-size="14pt" fo:letter-spacing="normal" fo:font-style="normal" fo:font-weight="normal" officeooo:paragraph-rsid="00056836" style:font-size-asian="14pt" style:font-size-complex="14pt"/>
    </style:style>
    <style:style style:name="P3" style:family="paragraph" style:parent-style-name="Text_20_body">
      <style:paragraph-properties fo:margin-top="0in" fo:margin-bottom="0.1665in" loext:contextual-spacing="false" fo:line-height="145%" fo:text-align="start" style:justify-single-word="false"/>
      <style:text-properties fo:color="#292b2c" officeooo:paragraph-rsid="00056836"/>
    </style:style>
    <style:style style:name="P4" style:family="paragraph" style:parent-style-name="normal">
      <style:paragraph-properties fo:margin-top="0in" fo:margin-bottom="0.1665in" loext:contextual-spacing="false" fo:line-height="145%"/>
      <style:text-properties officeooo:paragraph-rsid="00056836"/>
    </style:style>
    <style:style style:name="P5" style:family="paragraph" style:parent-style-name="normal">
      <style:paragraph-properties fo:margin-top="0in" fo:margin-bottom="0.1665in" loext:contextual-spacing="false" fo:line-height="145%"/>
      <style:text-properties style:font-name="Cousine1" fo:font-size="12pt" officeooo:paragraph-rsid="00056836" style:font-size-asian="12pt" style:font-size-complex="12pt"/>
    </style:style>
    <style:style style:name="P6" style:family="paragraph" style:parent-style-name="normal" style:master-page-name="Standard">
      <style:paragraph-properties fo:margin-top="0in" fo:margin-bottom="0.1665in" loext:contextual-spacing="false" fo:line-height="145%" fo:text-align="center" style:justify-single-word="false" style:page-number="1"/>
      <style:text-properties fo:color="#c9211e" officeooo:paragraph-rsid="00056836"/>
    </style:style>
    <style:style style:name="T1" style:family="text">
      <style:text-properties fo:color="#24292e" style:font-name="Courier New" style:font-name-asian="Courier New1" style:font-name-complex="Courier New1" fo:background-color="#ffffff"/>
    </style:style>
    <style:style style:name="T2" style:family="text">
      <style:text-properties fo:color="#24292e" style:font-name="Cousine" fo:font-size="18pt" fo:font-weight="bold" style:font-name-asian="Cousine2" style:font-size-asian="18pt" style:font-weight-asian="bold" style:font-name-complex="Cousine2" style:font-size-complex="18pt" fo:background-color="#ffffff"/>
    </style:style>
    <style:style style:name="T3" style:family="text">
      <style:text-properties fo:color="#24292e" style:font-name-asian="Courier New1" style:font-name-complex="Courier New1" fo:background-color="#ffffff"/>
    </style:style>
    <style:style style:name="T4" style:family="text">
      <style:text-properties style:font-name="Cousine" fo:font-size="18pt" fo:font-weight="bold" style:font-name-asian="Cousine2" style:font-size-asian="18pt" style:font-weight-asian="bold" style:font-name-complex="Cousine2" style:font-size-complex="18pt" fo:background-color="#ffffff"/>
    </style:style>
    <style:style style:name="T5" style:family="text">
      <style:text-properties style:font-name="Cousine" fo:font-weight="bold" style:font-name-asian="Cousine2" style:font-weight-asian="bold" style:font-name-complex="Cousine2" fo:background-color="#ffffff"/>
    </style:style>
    <style:style style:name="T6" style:family="text">
      <style:text-properties fo:font-variant="normal" fo:text-transform="none" fo:color="#1b1b1b" style:font-name="Cousine" fo:font-size="12pt" fo:letter-spacing="normal" fo:font-style="normal" fo:font-weight="bold" style:font-name-asian="Cousine2" style:font-size-asian="12pt" style:font-weight-asian="bold" style:font-name-complex="Cousine2" style:font-size-complex="12pt" fo:background-color="#ffffff"/>
    </style:style>
    <style:style style:name="T7" style:family="text">
      <style:text-properties fo:font-variant="normal" fo:text-transform="none" fo:color="#1b1b1b" style:font-name="Open Sans" fo:font-size="13.5pt" fo:letter-spacing="normal" fo:font-style="normal" fo:font-weight="normal" style:font-name-asian="Cousine2" style:font-size-asian="12pt" style:font-name-complex="Cousine2" style:font-size-complex="12pt" fo:background-color="#ffffff"/>
    </style:style>
    <style:style style:name="T8" style:family="text">
      <style:text-properties fo:font-variant="normal" fo:text-transform="none" fo:color="#1b1b1b" style:font-name="Open Sans" fo:font-size="13.5pt" fo:letter-spacing="normal" fo:font-style="normal" fo:font-weight="normal" style:font-name-asian="Cousine2" style:font-size-asian="12pt" style:font-weight-asian="bold" style:font-name-complex="Cousine2" style:font-size-complex="12pt" fo:background-color="#ffffff"/>
    </style:style>
    <style:style style:name="T9" style:family="text">
      <style:text-properties fo:font-variant="normal" fo:text-transform="none" fo:color="#1b1b1b" fo:font-size="13.5pt" fo:letter-spacing="normal" fo:font-style="normal" fo:font-weight="normal" style:font-name-asian="Cousine2" style:font-size-asian="12pt" style:font-name-complex="Cousine2" style:font-size-complex="12pt" fo:background-color="#ffffff"/>
    </style:style>
    <style:style style:name="T10" style:family="text">
      <style:text-properties fo:font-variant="normal" fo:text-transform="none" fo:color="#1b1b1b" fo:font-size="13.5pt" fo:letter-spacing="normal" fo:font-style="normal" fo:font-weight="normal" style:font-name-asian="Cousine2" style:font-size-asian="12pt" style:font-weight-asian="bold" style:font-name-complex="Cousine2" style:font-size-complex="12pt" fo:background-color="#ffffff"/>
    </style:style>
    <style:style style:name="T11" style:family="text">
      <style:text-properties fo:font-variant="normal" fo:text-transform="none" fo:color="#1b1b1b" fo:font-size="12pt" fo:letter-spacing="normal" fo:font-style="normal" fo:font-weight="bold" style:font-name-asian="Cousine2" style:font-size-asian="12pt" style:font-weight-asian="bold" style:font-name-complex="Cousine2" style:font-size-complex="12pt" fo:background-color="#ffffff"/>
    </style:style>
    <style:style style:name="T12" style:family="text">
      <style:text-properties fo:font-variant="normal" fo:text-transform="none" fo:color="#1b1b1b" style:font-name="Cousine1" fo:font-size="13.5pt" fo:letter-spacing="normal" fo:font-style="normal" fo:font-weight="normal" style:font-name-asian="Cousine2" style:font-size-asian="12pt" style:font-name-complex="Cousine2" style:font-size-complex="12pt" fo:background-color="#ffffff"/>
    </style:style>
    <style:style style:name="T13" style:family="text">
      <style:text-properties fo:font-variant="normal" fo:text-transform="none" fo:color="#1b1b1b" style:font-name="Cousine1" fo:font-size="13.5pt" fo:letter-spacing="normal" fo:font-style="normal" fo:font-weight="normal" style:font-name-asian="Cousine2" style:font-size-asian="12pt" style:font-weight-asian="bold" style:font-name-complex="Cousine2" style:font-size-complex="12pt" fo:background-color="#ffffff"/>
    </style:style>
    <style:style style:name="T14" style:family="text">
      <style:text-properties fo:font-variant="normal" fo:text-transform="none" fo:color="#1b1b1b" style:font-name="Cousine1" fo:font-size="12pt" fo:letter-spacing="normal" fo:font-style="normal" fo:font-weight="bold" style:font-name-asian="Cousine2" style:font-size-asian="12pt" style:font-weight-asian="bold" style:font-name-complex="Cousine2" style:font-size-complex="12pt" fo:background-color="#ffffff"/>
    </style:style>
    <style:style style:name="T15" style:family="text">
      <style:text-properties fo:font-variant="normal" fo:text-transform="none" fo:color="#1b1b1b" style:font-name="Cousine1" fo:font-size="12pt" fo:letter-spacing="normal" fo:font-style="normal" fo:font-weight="normal" style:font-name-asian="Cousine2" style:font-size-asian="12pt" style:font-name-complex="Cousine2" style:font-size-complex="12pt" fo:background-color="#ffffff"/>
    </style:style>
    <style:style style:name="T16" style:family="text">
      <style:text-properties fo:font-variant="normal" fo:text-transform="none" fo:color="#1b1b1b" style:font-name="Cousine1" fo:font-size="12pt" fo:letter-spacing="normal" fo:font-style="normal" fo:font-weight="normal" style:font-name-asian="Cousine2" style:font-size-asian="12pt" style:font-weight-asian="bold" style:font-name-complex="Cousine2" style:font-size-complex="12pt" fo:background-color="#ffffff"/>
    </style:style>
    <style:style style:name="T17" style:family="text">
      <style:text-properties fo:font-variant="normal" fo:text-transform="none" fo:color="#1b1b1b" style:font-name="Cousine1" fo:letter-spacing="normal" fo:font-style="normal" fo:font-weight="normal" style:font-name-asian="Cousine2" style:font-name-complex="Cousine2" fo:background-color="#ffffff"/>
    </style:style>
    <style:style style:name="T18" style:family="text">
      <style:text-properties fo:font-variant="normal" fo:text-transform="none" fo:color="#1b1b1b" style:font-name="Cousine1" fo:letter-spacing="normal" fo:font-style="normal" fo:font-weight="normal" style:font-name-asian="Cousine2" style:font-weight-asian="bold" style:font-name-complex="Cousine2" fo:background-color="#ffffff"/>
    </style:style>
    <style:style style:name="T19" style:family="text">
      <style:text-properties fo:font-variant="normal" fo:text-transform="none" fo:color="#1b1b1b" style:font-name="Cousine1" fo:letter-spacing="normal" fo:font-style="normal" fo:font-weight="bold" style:font-name-asian="Cousine2" style:font-weight-asian="bold" style:font-name-complex="Cousine2" fo:background-color="#ffffff"/>
    </style:style>
    <style:style style:name="T20" style:family="text">
      <style:text-properties fo:color="#1b1b1b" fo:font-size="13.5pt" style:font-name-asian="Cousine2" style:font-weight-asian="bold" style:font-name-complex="Cousine2" fo:background-color="#ffffff"/>
    </style:style>
    <style:style style:name="T21" style:family="text">
      <style:text-properties fo:color="#1b1b1b" fo:font-size="13.5pt" style:font-name-asian="Cousine2" style:font-size-asian="12pt" style:font-weight-asian="bold" style:font-name-complex="Cousine2" style:font-size-complex="12pt" fo:background-color="#ffffff"/>
    </style:style>
    <style:style style:name="T22" style:family="text">
      <style:text-properties fo:color="#1b1b1b" fo:font-size="13.5pt" fo:font-weight="normal" style:font-name-asian="Cousine2" style:font-name-complex="Cousine2" fo:background-color="#ffffff"/>
    </style:style>
    <style:style style:name="T23" style:family="text">
      <style:text-properties fo:color="#1b1b1b" fo:font-size="13.5pt" fo:font-weight="normal" style:font-name-asian="Cousine2" style:font-size-asian="12pt" style:font-name-complex="Cousine2" style:font-size-complex="12pt" fo:background-color="#ffffff"/>
    </style:style>
    <style:style style:name="T24" style:family="text">
      <style:text-properties fo:color="#1b1b1b" style:font-name="Cousine" fo:font-weight="bold" style:font-name-asian="Cousine2" style:font-weight-asian="bold" style:font-name-complex="Cousine2" fo:background-color="#ffffff"/>
    </style:style>
    <style:style style:name="T25" style:family="text">
      <style:text-properties fo:color="#1b1b1b" style:font-name="Cousine" fo:font-size="12pt" fo:font-weight="bold" style:font-name-asian="Cousine2" style:font-size-asian="12pt" style:font-weight-asian="bold" style:font-name-complex="Cousine2" style:font-size-complex="12pt" fo:background-color="#ffffff"/>
    </style:style>
    <style:style style:name="T26" style:family="text">
      <style:text-properties fo:color="#1b1b1b" style:font-name-asian="Cousine2" style:font-weight-asian="bold" style:font-name-complex="Cousine2" fo:background-color="#ffffff"/>
    </style:style>
    <style:style style:name="T27" style:family="text">
      <style:text-properties fo:color="#1b1b1b" fo:font-weight="normal" style:font-name-asian="Cousine2" style:font-name-complex="Cousine2" fo:background-color="#ffffff"/>
    </style:style>
    <style:style style:name="T28" style:family="text">
      <style:text-properties fo:color="#1b1b1b" fo:font-size="12pt" style:font-name-asian="Cousine2" style:font-size-asian="12pt" style:font-weight-asian="bold" style:font-name-complex="Cousine2" style:font-size-complex="12pt" fo:background-color="#ffffff"/>
    </style:style>
    <style:style style:name="T29" style:family="text">
      <style:text-properties fo:color="#1b1b1b" fo:font-size="12pt" fo:font-weight="normal" style:font-name-asian="Cousine2" style:font-size-asian="12pt" style:font-name-complex="Cousine2" style:font-size-complex="12pt" fo:background-color="#ffffff"/>
    </style:style>
    <style:style style:name="T30" style:family="text">
      <style:text-properties fo:color="#1b1b1b" fo:font-size="12pt" fo:font-weight="bold" style:font-name-asian="Cousine2" style:font-size-asian="12pt" style:font-weight-asian="bold" style:font-name-complex="Cousine2" style:font-size-complex="12pt" fo:background-color="#ffffff"/>
    </style:style>
    <style:style style:name="T31" style:family="text">
      <style:text-properties fo:color="#1b1b1b" style:font-name="Cousine1" fo:font-size="12pt" style:font-name-asian="Cousine2" style:font-size-asian="12pt" style:font-weight-asian="bold" style:font-name-complex="Cousine2" style:font-size-complex="12pt" fo:background-color="#ffffff"/>
    </style:style>
    <style:style style:name="T32" style:family="text">
      <style:text-properties fo:color="#1b1b1b" style:font-name="Cousine1" fo:font-size="12pt" fo:font-weight="normal" style:font-name-asian="Cousine2" style:font-size-asian="12pt" style:font-name-complex="Cousine2" style:font-size-complex="12pt" fo:background-color="#ffffff"/>
    </style:style>
    <style:style style:name="T33" style:family="text">
      <style:text-properties fo:color="#1b1b1b" style:font-name="Cousine1" fo:font-size="12pt" fo:font-weight="bold" style:font-name-asian="Cousine2" style:font-size-asian="12pt" style:font-weight-asian="bold" style:font-name-complex="Cousine2" style:font-size-complex="12pt" fo:background-color="#ffffff"/>
    </style:style>
    <style:style style:name="T34" style:family="text">
      <style:text-properties fo:color="#1b1b1b" style:font-name="Cousine1" style:font-name-asian="Cousine2" style:font-weight-asian="bold" style:font-name-complex="Cousine2" fo:background-color="#ffffff"/>
    </style:style>
    <style:style style:name="T35" style:family="text">
      <style:text-properties fo:color="#1b1b1b" style:font-name="Cousine1" fo:font-weight="normal" style:font-name-asian="Cousine2" style:font-name-complex="Cousine2" fo:background-color="#ffffff"/>
    </style:style>
    <style:style style:name="T36" style:family="text">
      <style:text-properties fo:color="#1b1b1b" style:font-name="Cousine1" fo:font-weight="bold" style:font-name-asian="Cousine2" style:font-weight-asian="bold" style:font-name-complex="Cousine2" fo:background-color="#ffffff"/>
    </style:style>
    <style:style style:name="T37" style:family="text">
      <style:text-properties fo:color="#1b1b1b" fo:font-weight="bold" style:font-name-asian="Cousine2" style:font-weight-asian="bold" style:font-name-complex="Cousine2" fo:background-color="#ffffff"/>
    </style:style>
    <style:style style:name="T38" style:family="text">
      <style:text-properties style:text-line-through-style="none" style:text-line-through-type="none" style:font-name="Cousine1" fo:font-size="12pt" style:text-underline-style="none" fo:font-weight="normal" officeooo:rsid="00056836" style:text-blinking="false" style:font-name-asian="Cousine2" style:font-size-asian="12pt" style:font-name-complex="Cousine2" style:font-size-complex="12pt" fo:background-color="#ffffff"/>
    </style:style>
    <style:style style:name="T39" style:family="text">
      <style:text-properties fo:color="#2b6dad" style:text-line-through-style="none" style:text-line-through-type="none" fo:font-size="13.5pt" style:text-underline-style="none" fo:font-weight="normal" style:text-blinking="false" style:font-name-asian="Cousine2" style:font-name-complex="Cousine2" fo:background-color="#ffffff"/>
    </style:style>
    <style:style style:name="T40" style:family="text">
      <style:text-properties fo:color="#2b6dad" style:text-line-through-style="none" style:text-line-through-type="none" style:text-underline-style="none" fo:font-weight="normal" style:text-blinking="false" style:font-name-asian="Cousine2" style:font-name-complex="Cousine2" fo:background-color="#ffffff"/>
    </style:style>
    <style:style style:name="T41" style:family="text">
      <style:text-properties fo:color="#2b6dad" style:text-line-through-style="none" style:text-line-through-type="none" fo:font-size="12pt" style:text-underline-style="none" fo:font-weight="normal" style:text-blinking="false" style:font-name-asian="Cousine2" style:font-size-asian="12pt" style:font-name-complex="Cousine2" style:font-size-complex="12pt" fo:background-color="#ffffff"/>
    </style:style>
    <style:style style:name="T42" style:family="text">
      <style:text-properties fo:color="#2b6dad" style:text-line-through-style="none" style:text-line-through-type="none" style:font-name="Cousine1" fo:font-size="12pt" style:text-underline-style="none" fo:font-weight="normal" style:text-blinking="false" style:font-name-asian="Cousine2" style:font-size-asian="12pt" style:font-name-complex="Cousine2" style:font-size-complex="12pt" fo:background-color="#ffffff"/>
    </style:style>
    <style:style style:name="T43" style:family="text">
      <style:text-properties fo:color="#2b6dad" style:text-line-through-style="none" style:text-line-through-type="none" style:font-name="Cousine1" fo:font-size="12pt" style:text-underline-style="none" fo:font-weight="normal" officeooo:rsid="00056836" style:text-blinking="false" style:font-name-asian="Cousine2" style:font-size-asian="12pt" style:font-name-complex="Cousine2" style:font-size-complex="12pt" fo:background-color="#ffffff"/>
    </style:style>
    <style:style style:name="T44" style:family="text">
      <style:text-properties fo:color="#2b6dad" style:text-line-through-style="none" style:text-line-through-type="none" style:font-name="Cousine1" style:text-underline-style="none" fo:font-weight="normal" style:text-blinking="false" style:font-name-asian="Cousine2" style:font-name-complex="Cousine2" fo:background-color="#ffffff"/>
    </style:style>
    <style:style style:name="T45" style:family="text">
      <style:text-properties fo:font-weight="bold" style:font-name-asian="Cousine2" style:font-weight-asian="bold" style:font-name-complex="Cousine2" fo:background-color="#ffffff"/>
    </style:style>
    <style:style style:name="T46" style:family="text">
      <style:text-properties style:font-name="Cousine1" fo:font-size="12pt" style:font-name-asian="Cousine2" style:font-size-asian="12pt" style:font-weight-asian="bold" style:font-name-complex="Cousine2" style:font-size-complex="12pt" fo:background-color="#ffffff"/>
    </style:style>
    <style:style style:name="T47" style:family="text">
      <style:text-properties style:font-name="Cousine1" fo:font-size="12pt" fo:font-weight="normal" style:font-name-asian="Cousine2" style:font-size-asian="12pt" style:font-name-complex="Cousine2" style:font-size-complex="12pt" fo:background-color="#ffffff"/>
    </style:style>
    <style:style style:name="T48" style:family="text">
      <style:text-properties style:font-name="Cousine1" fo:font-size="12pt" fo:font-weight="bold" style:font-name-asian="Cousine2" style:font-size-asian="12pt" style:font-weight-asian="bold" style:font-name-complex="Cousine2" style:font-size-complex="12pt" fo:background-color="#ffffff"/>
    </style:style>
    <style:style style:name="T49" style:family="text">
      <style:text-properties fo:color="#000000" style:font-name="Cousine1" fo:font-size="12pt" style:font-name-asian="Cousine2" style:font-size-asian="12pt" style:font-weight-asian="bold" style:font-name-complex="Cousine2" style:font-size-complex="12pt" fo:background-color="#ffffff"/>
    </style:style>
    <style:style style:name="T50" style:family="text">
      <style:text-properties fo:color="#000000" style:font-name="Cousine1" fo:font-size="12pt" fo:font-weight="normal" style:font-name-asian="Cousine2" style:font-size-asian="12pt" style:font-name-complex="Cousine2" style:font-size-complex="12pt" fo:background-color="#ffffff"/>
    </style:style>
    <style:style style:name="T51" style:family="text">
      <style:text-properties fo:color="#000000" style:font-name="Cousine1" fo:font-size="12pt" fo:font-weight="bold" style:font-name-asian="Cousine2" style:font-size-asian="12pt" style:font-weight-asian="bold" style:font-name-complex="Cousine2" style:font-size-complex="12pt" fo:background-color="#ffffff"/>
    </style:style>
    <style:style style:name="T52" style:family="text">
      <style:text-properties fo:color="#000000" style:text-line-through-style="none" style:text-line-through-type="none" style:font-name="Cousine1" fo:font-size="12pt" style:text-underline-style="none" fo:font-weight="normal" officeooo:rsid="00056836" style:text-blinking="false" style:font-name-asian="Cousine2" style:font-size-asian="12pt" style:font-name-complex="Cousine2"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reflections việc gọi component lẫn nhau</text:span></text:p>
      <text:h text:style-name="P1" text:outline-level="2"><text:bookmark text:name="_parent-to-child-chia-se-du-lieu-thong-qua-input-0"/><text:span text:style-name="T45">Parent to Child: Chia sẻ dữ liệu thông qua Input():<text:tab/></text:span></text:h>
      <text:p text:style-name="P2"><text:span text:style-name="T49">dùng decorator </text:span><text:span text:style-name="Strong_20_Emphasis"><text:span text:style-name="T52">@Input</text:span></text:span><text:span text:style-name="Strong_20_Emphasis"><text:span text:style-name="T50">()</text:span></text:span><text:span text:style-name="T51"> </text:span><text:span text:style-name="T49">để có thể truyền dữ liệu từ component cha sang component con.</text:span></text:p>
      <text:h text:style-name="P1" text:outline-level="2"><text:bookmark text:name="_child-to-parent-chia-se-du-lieu-thong-qua-viewchild-1"/><text:span text:style-name="T37">Child to Parent: Chia sẻ dữ liệu thông qua ViewChild:</text:span></text:h>
      <text:p text:style-name="P3"><text:span text:style-name="Strong_20_Emphasis"><text:span text:style-name="T15">ViewChild</text:span></text:span><text:span text:style-name="T14"> </text:span><text:span text:style-name="T16">cho phép một component con có thể inject vào một component cha, cho nó quyền truy cập vào các thuộc tính và phương thức mà component con có. Tuy nhiên, muốn truy cập vào các thuộc tính và phương thức này chúng ta phải implement </text:span><text:span text:style-name="Strong_20_Emphasis"><text:span text:style-name="T15">AfterViewInit</text:span></text:span><text:span text:style-name="T14"> </text:span><text:span text:style-name="T16">vào trong component cha như một </text:span><text:span text:style-name="Strong_20_Emphasis"><text:span text:style-name="T15">lifecycle hook</text:span></text:span><text:span text:style-name="T14"> </text:span><text:span text:style-name="T16">để nhận dữ liệu từ component con.</text:span></text:p>
      <text:p text:style-name="P5"><text:span text:style-name="T3">Một component có thể gọi nhiều component thông qua selector của component đó.</text:span></text:p>
      <text:p text:style-name="P4"><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Cousine1" svg:font-family="Cousine" style:font-family-generic="modern" style:font-pitch="fixed"/>
    <style:font-face style:name="Courier New" svg:font-family="'Courier New'" style:font-family-generic="roman" style:font-pitch="variable"/>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Cousine2" svg:font-family="Cousin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22:16:32.675025232</meta:creation-date>
    <dc:date>2021-01-19T22:28:46.091466614</dc:date>
    <meta:editing-duration>PT2M3S</meta:editing-duration>
    <meta:editing-cycles>1</meta:editing-cycles>
    <meta:document-statistic meta:table-count="0" meta:image-count="0" meta:object-count="0" meta:page-count="1" meta:paragraph-count="6" meta:word-count="116" meta:character-count="638" meta:non-whitespace-character-count="527"/>
    <meta:generator>LibreOffice/6.4.6.2$Linux_X86_64 LibreOffice_project/40$Build-2</meta:generator>
  </office:meta>
</office:document-meta>
</file>